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1.3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8.087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6" style:family="table-cell" style:parent-style-name="Default">
      <style:table-cell-properties style:vertical-align="top"/>
    </style:style>
    <style:style style:name="ce47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botto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wrap-option="wrap" style:vertical-align="bottom"/>
      <style:text-properties fo:font-size="14pt" style:font-size-asian="14pt" style:font-size-complex="14pt"/>
    </style:style>
    <style:style style:name="ce1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/>
    <style:style style:name="ce1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9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0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23" style:family="table-cell" style:parent-style-name="Default">
      <style:text-properties fo:font-size="14pt" style:font-size-asian="14pt" style:font-size-complex="14pt"/>
    </style:style>
    <style:style style:name="ce124" style:family="table-cell" style:parent-style-name="Default"/>
    <style:style style:name="ce12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0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1" style:family="table-cell" style:parent-style-name="Default"/>
    <style:style style:name="ce13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4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 style:data-style-name="N41"/>
    <style:style style:name="ce142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ext-properties fo:font-size="14pt" style:font-size-asian="14pt" style:font-size-complex="14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10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0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0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55" style:family="table-cell" style:parent-style-name="Default">
      <style:text-properties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size-complex="10pt" style:font-weight-asian="bold" style:font-weight-complex="bold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6"/>
        <table:table-column table:style-name="co3" table:default-cell-style-name="ce51"/>
        <table:table-column table:style-name="co4" table:default-cell-style-name="ce113"/>
        <table:table-column table:style-name="co4" table:default-cell-style-name="ce124"/>
        <table:table-column table:style-name="co5" table:default-cell-style-name="ce113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f1-weighted sco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2" office:value-type="string" calcext:value-type="string">
            <text:p><text:s/>Feb 09, 2020, 06:30 A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k</text:p>
          </table:table-cell>
          <table:table-cell table:style-name="ce47" office:value-type="string" calcext:value-type="string">
            <text:p>Models</text:p>
          </table:table-cell>
          <table:table-cell table:style-name="ce53" office:value-type="string" calcext:value-type="string">
            <text:p>Details</text:p>
          </table:table-cell>
          <table:table-cell table:style-name="ce114" office:value-type="string" calcext:value-type="string">
            <text:p>Train</text:p>
          </table:table-cell>
          <table:table-cell table:style-name="ce125" office:value-type="string" calcext:value-type="string">
            <text:p>Cross</text:p>
          </table:table-cell>
          <table:table-cell table:style-name="ce114" office:value-type="string" calcext:value-type="string">
            <text:p>Test</text:p>
          </table:table-cell>
          <table:table-cell table:style-name="ce140" office:value-type="string" calcext:value-type="string">
            <text:p>Time</text:p>
          </table:table-cell>
          <table:table-cell/>
          <table:table-cell table:style-name="ce140" office:value-type="string" calcext:value-type="string">
            <text:p>Predicted </text:p>
          </table:table-cell>
        </table:table-row>
        <table:table-row table:style-name="ro4">
          <table:table-cell/>
          <table:table-cell table:style-name="ce48" office:value-type="string" calcext:value-type="string">
            <text:p>Logistic</text:p>
          </table:table-cell>
          <table:table-cell table:style-name="ce54" office:value-type="string" calcext:value-type="string">
            <text:p>cv:2 weight:balanced solver:saga</text:p>
          </table:table-cell>
          <table:table-cell table:style-name="ce115" office:value-type="float" office:value="39.6917" calcext:value-type="float">
            <text:p>39.6917</text:p>
          </table:table-cell>
          <table:table-cell table:style-name="ce126" office:value-type="float" office:value="39.6706" calcext:value-type="float">
            <text:p>39.6706</text:p>
          </table:table-cell>
          <table:table-cell table:style-name="ce115" office:value-type="float" office:value="37.28671" calcext:value-type="float">
            <text:p>37.28671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</text:p>
          </table:table-cell>
          <table:table-cell table:style-name="ce54" office:value-type="string" calcext:value-type="string">
            <text:p>Standardized cv:2 weight:balanced solver:saga</text:p>
          </table:table-cell>
          <table:table-cell table:style-name="ce115" office:value-type="float" office:value="63.7195" calcext:value-type="float">
            <text:p>63.7195</text:p>
          </table:table-cell>
          <table:table-cell table:style-name="ce127" office:value-type="float" office:value="64.9726" calcext:value-type="float">
            <text:p>64.9726</text:p>
          </table:table-cell>
          <table:table-cell table:style-name="ce115" office:value-type="float" office:value="60.4121" calcext:value-type="float">
            <text:p>60.4121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 </text:p>
          </table:table-cell>
          <table:table-cell table:style-name="ce54" office:value-type="string" calcext:value-type="string">
            <text:p>One hot encoded cv:2 weight:balanced solver:saga</text:p>
          </table:table-cell>
          <table:table-cell table:style-name="ce115" office:value-type="float" office:value="62.626406" calcext:value-type="float">
            <text:p>62.626406</text:p>
          </table:table-cell>
          <table:table-cell table:style-name="ce126" office:value-type="float" office:value="62.12416" calcext:value-type="float">
            <text:p>62.12416</text:p>
          </table:table-cell>
          <table:table-cell table:style-name="ce115" office:value-type="float" office:value="57.799" calcext:value-type="float">
            <text:p>57.799</text:p>
          </table:table-cell>
          <table:table-cell table:number-columns-repeated="3"/>
        </table:table-row>
        <table:table-row table:style-name="ro4">
          <table:table-cell/>
          <table:table-cell table:style-name="ce48" office:value-type="string" calcext:value-type="string">
            <text:p>Logistic </text:p>
          </table:table-cell>
          <table:table-cell table:style-name="ce54" office:value-type="string" calcext:value-type="string">
            <text:p>cv:5 weight:balanced solver:saga</text:p>
          </table:table-cell>
          <table:table-cell table:style-name="ce115" office:value-type="float" office:value="63.719526" calcext:value-type="float">
            <text:p>63.719526</text:p>
          </table:table-cell>
          <table:table-cell table:style-name="ce126" office:value-type="float" office:value="64.972625" calcext:value-type="float">
            <text:p>64.972625</text:p>
          </table:table-cell>
          <table:table-cell table:style-name="ce115" office:value-type="string" calcext:value-type="string">
            <text:p>NaN</text:p>
          </table:table-cell>
          <table:table-cell table:number-columns-repeated="3"/>
        </table:table-row>
        <table:table-row table:style-name="ro4">
          <table:table-cell/>
          <table:table-cell table:style-name="ce48"/>
          <table:table-cell table:style-name="ce54"/>
          <table:table-cell table:style-name="ce115"/>
          <table:table-cell table:style-name="ce126"/>
          <table:table-cell table:style-name="ce115"/>
          <table:table-cell table:number-columns-repeated="3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100,</text:p>
          </table:table-cell>
          <table:table-cell table:style-name="ce116" office:value-type="float" office:value="92.5219" calcext:value-type="float">
            <text:p>92.5219</text:p>
          </table:table-cell>
          <table:table-cell table:style-name="ce128" office:value-type="float" office:value="93.996" calcext:value-type="float">
            <text:p>93.996</text:p>
          </table:table-cell>
          <table:table-cell table:style-name="ce137" office:value-type="float" office:value="82.939" calcext:value-type="float">
            <text:p>82.939</text:p>
          </table:table-cell>
          <table:table-cell table:number-columns-repeated="3"/>
        </table:table-row>
        <table:table-row table:style-name="ro5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“n_estimators"  :1000, "max_depth"     : 100, </text:p>
            <text:p>'min_samples_split': 3,  "random_state"  :5,</text:p>
            <text:p/>
          </table:table-cell>
          <table:table-cell table:style-name="ce117" office:value-type="float" office:value="92.667292414715" calcext:value-type="float">
            <text:p>92.667292414715</text:p>
          </table:table-cell>
          <table:table-cell table:style-name="ce129" office:value-type="float" office:value="93.8067" calcext:value-type="float">
            <text:p>93.8067</text:p>
          </table:table-cell>
          <table:table-cell table:style-name="ce138" office:value-type="float" office:value="82.63012" calcext:value-type="float">
            <text:p>82.63012</text:p>
          </table:table-cell>
          <table:table-cell office:value-type="float" office:value="0.000555555555555556" calcext:value-type="float">
            <text:p>0.000555555555556</text:p>
          </table:table-cell>
          <table:table-cell table:number-columns-repeated="2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2000</text:p>
          </table:table-cell>
          <table:table-cell table:style-name="ce118" office:value-type="float" office:value="92.744" calcext:value-type="float">
            <text:p>92.744</text:p>
          </table:table-cell>
          <table:table-cell table:style-name="ce130" office:value-type="float" office:value="94.301566" calcext:value-type="float">
            <text:p>94.301566</text:p>
          </table:table-cell>
          <table:table-cell table:style-name="ce118" office:value-type="float" office:value="82.63563" calcext:value-type="float">
            <text:p>82.63563</text:p>
          </table:table-cell>
          <table:table-cell table:style-name="ce141" office:value-type="time" office:time-value="PT00H01M10S" calcext:value-type="time">
            <text:p>00:01:10</text:p>
          </table:table-cell>
          <table:table-cell table:number-columns-repeated="2"/>
        </table:table-row>
        <table:table-row table:style-name="ro4">
          <table:table-cell/>
          <table:table-cell table:style-name="ce49"/>
          <table:table-cell table:style-name="ce55" office:value-type="string" calcext:value-type="string">
            <text:p>--- Different CV method---</text:p>
          </table:table-cell>
          <table:table-cell table:style-name="ce118"/>
          <table:table-cell table:style-name="ce130"/>
          <table:table-cell table:style-name="ce118"/>
          <table:table-cell table:style-name="ce141"/>
          <table:table-cell table:number-columns-repeated="2"/>
        </table:table-row>
        <table:table-row table:style-name="ro4">
          <table:table-cell/>
          <table:table-cell table:style-name="ce49" office:value-type="string" calcext:value-type="string">
            <text:p>Random forest </text:p>
          </table:table-cell>
          <table:table-cell office:value-type="string" calcext:value-type="string">
            <text:p>Whole data with standardized features</text:p>
          </table:table-cell>
          <table:table-cell table:style-name="ce49" office:value-type="float" office:value="100" calcext:value-type="float">
            <text:p>100</text:p>
          </table:table-cell>
          <table:table-cell table:style-name="ce131" office:value-type="float" office:value="92.934351" calcext:value-type="float">
            <text:p>92.934351</text:p>
          </table:table-cell>
          <table:table-cell table:style-name="Default" office:value-type="float" office:value="82.85606" calcext:value-type="float">
            <text:p>82.85606</text:p>
          </table:table-cell>
          <table:table-cell table:number-columns-repeated="3"/>
        </table:table-row>
        <table:table-row table:style-name="ro4">
          <table:table-cell/>
          <table:table-cell table:style-name="ce50"/>
          <table:table-cell table:style-name="ce56" office:value-type="string" calcext:value-type="string">
            <text:p>Whole data with log1p features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2.9423" calcext:value-type="float">
            <text:p>92.9423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2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2.8447" calcext:value-type="float">
            <text:p>92.8447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1.5</text:p>
          </table:table-cell>
          <table:table-cell table:style-name="ce120" office:value-type="float" office:value="100" calcext:value-type="float">
            <text:p>100</text:p>
          </table:table-cell>
          <table:table-cell table:style-name="ce133" office:value-type="float" office:value="92.8934" calcext:value-type="float">
            <text:p>92.8934</text:p>
          </table:table-cell>
          <table:table-cell table:style-name="ce119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Whole data withpower transform feature – 0.5</text:p>
          </table:table-cell>
          <table:table-cell table:style-name="ce121" office:value-type="float" office:value="100" calcext:value-type="float">
            <text:p>100</text:p>
          </table:table-cell>
          <table:table-cell table:style-name="ce134" office:value-type="float" office:value="93.0128" calcext:value-type="float">
            <text:p>93.0128</text:p>
          </table:table-cell>
          <table:table-cell table:style-name="ce119" office:value-type="float" office:value="82.85298" calcext:value-type="float">
            <text:p>82.85298</text:p>
          </table:table-cell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56" office:value-type="string" calcext:value-type="string">
            <text:p>Cross val data withpower transform feature – 0.5</text:p>
          </table:table-cell>
          <table:table-cell table:style-name="ce119"/>
          <table:table-cell table:style-name="ce132"/>
          <table:table-cell table:style-name="ce119" office:value-type="float" office:value="81.90083" calcext:value-type="float">
            <text:p>81.90083</text:p>
          </table:table-cell>
          <table:table-cell table:number-columns-repeated="3"/>
        </table:table-row>
        <table:table-row table:style-name="ro6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”Violations” <text:s/>with power transform feature – 0.5</text:p>
          </table:table-cell>
          <table:table-cell table:style-name="ce122" office:value-type="float" office:value="100" calcext:value-type="float">
            <text:p>100</text:p>
          </table:table-cell>
          <table:table-cell table:style-name="ce135" office:value-type="float" office:value="93.428" calcext:value-type="float">
            <text:p>93.428</text:p>
          </table:table-cell>
          <table:table-cell table:style-name="ce119"/>
          <table:table-cell table:number-columns-repeated="3"/>
        </table:table-row>
        <table:table-row table:style-name="ro5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<text:s/>with power transform feature – 0.5</text:p>
          </table:table-cell>
          <table:table-cell table:style-name="ce119" office:value-type="float" office:value="100" calcext:value-type="float">
            <text:p>100</text:p>
          </table:table-cell>
          <table:table-cell table:style-name="ce132" office:value-type="float" office:value="94.3569" calcext:value-type="float">
            <text:p>94.3569</text:p>
          </table:table-cell>
          <table:table-cell table:style-name="ce119"/>
          <table:table-cell table:number-columns-repeated="3"/>
        </table:table-row>
        <table:table-row table:style-name="ro7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<text:s/>with power transform feature – 0.5 = ["Total_Safety_Complaints", <text:s/>"Days_Since_Inspection", "Safety_Score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3975" calcext:value-type="float">
            <text:p>94.3975</text:p>
          </table:table-cell>
          <table:table-cell table:style-name="ce123" office:value-type="float" office:value="84.28883" calcext:value-type="float">
            <text:p>84.28883</text:p>
          </table:table-cell>
          <table:table-cell table:style-name="ce142" office:value-type="string" calcext:value-type="string">
            <text:p>base_param</text:p>
          </table:table-cell>
          <table:table-cell table:number-columns-repeated="2"/>
        </table:table-row>
        <table:table-row table:style-name="ro4">
          <table:table-cell/>
          <table:table-cell table:style-name="ce50"/>
          <table:table-cell table:style-name="ce110"/>
          <table:table-cell table:style-name="ce123"/>
          <table:table-cell table:style-name="ce136"/>
          <table:table-cell table:style-name="ce123"/>
          <table:table-cell table:style-name="ce142"/>
          <table:table-cell table:number-columns-repeated="2"/>
        </table:table-row>
        <table:table-row table:style-name="ro7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 with power transform feature – <text:span text:style-name="T1">0.7</text:span> = ["Total_Safety_Complaints",  "Days_Since_Inspection", "Safety_Score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0764" calcext:value-type="float">
            <text:p>94.40764</text:p>
          </table:table-cell>
          <table:table-cell table:style-name="ce123"/>
          <table:table-cell table:number-columns-repeated="3"/>
        </table:table-row>
        <table:table-row table:style-name="ro8">
          <table:table-cell/>
          <table:table-cell table:style-name="ce50" office:value-type="string" calcext:value-type="string">
            <text:p>Random forest </text:p>
          </table:table-cell>
          <table:table-cell table:style-name="ce112" office:value-type="string" calcext:value-type="string">
            <text:p>Removed =["Violations","Adverse_Weather_Metric"]  with power transform feature – <text:span text:style-name="T1">0.7</text:span> = ["Total_Safety_Complaints",  "Days_Since_Inspection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0778" calcext:value-type="float">
            <text:p>94.40778</text:p>
          </table:table-cell>
          <table:table-cell table:style-name="ce123"/>
          <table:table-cell table:number-columns-repeated="3"/>
        </table:table-row>
        <table:table-row table:style-name="ro9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4.41749" calcext:value-type="float">
            <text:p>94.41749</text:p>
          </table:table-cell>
          <table:table-cell table:style-name="ce123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Public available</text:p>
          </table:table-cell>
          <table:table-cell table:style-name="ce110"/>
          <table:table-cell table:style-name="ce123"/>
          <table:table-cell table:style-name="ce136"/>
          <table:table-cell table:style-name="ce123" office:value-type="float" office:value="85.338" calcext:value-type="float">
            <text:p>85.338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244 / 5217</text:p>
            <text:p>(Page 5)</text:p>
          </table:table-cell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params = { "random_state"  :5, "n_jobs":-1,'n_estimators'  : 1000,'max_features': None,'min_samples_split': 3, 'max_depth': 50, "oob_score":True } </text:p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100" calcext:value-type="float">
            <text:p>100</text:p>
          </table:table-cell>
          <table:table-cell table:style-name="ce136" office:value-type="float" office:value="95.551478" calcext:value-type="float">
            <text:p>95.551478</text:p>
          </table:table-cell>
          <table:table-cell table:style-name="ce139" office:value-type="float" office:value="85.82366" calcext:value-type="float">
            <text:p>85.82366</text:p>
          </table:table-cell>
          <table:table-cell table:number-columns-repeated="3"/>
        </table:table-row>
        <table:table-row table:style-name="ro10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params = { "random_state"  :5, "n_jobs":-1,'n_estimators'  : <text:span text:style-name="T1">3000</text:span>,'max_features': None,'min_samples_split': 3, 'max_depth': <text:span text:style-name="T1">40</text:span>, "oob_score":True } </text:p>
            <text:p>Removed =["Violations","Adverse_Weather_Metric"]  with power transform feature – <text:span text:style-name="T1">0.7</text:span> = ["Total_Safety_Complaints",                      "Days_Since_Inspection",                      "Control_Metric"]</text:p>
          </table:table-cell>
          <table:table-cell table:style-name="ce123" office:value-type="float" office:value="99.9975" calcext:value-type="float">
            <text:p>99.9975</text:p>
          </table:table-cell>
          <table:table-cell table:style-name="ce136" office:value-type="float" office:value="95.56151032" calcext:value-type="float">
            <text:p>95.56151032</text:p>
          </table:table-cell>
          <table:table-cell table:style-name="ce123" office:value-type="float" office:value="85.90284" calcext:value-type="float">
            <text:p>85.90284</text:p>
          </table:table-cell>
          <table:table-cell table:style-name="ce142" office:value-type="string" calcext:value-type="string">
            <text:p>params</text:p>
          </table:table-cell>
          <table:table-cell table:number-columns-repeated="2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max_depth=50, n_estimators=5000</text:p>
          </table:table-cell>
          <table:table-cell table:style-name="ce123"/>
          <table:table-cell table:style-name="ce136" office:value-type="float" office:value="95.54156911" calcext:value-type="float">
            <text:p>95.54156911</text:p>
          </table:table-cell>
          <table:table-cell table:style-name="ce123"/>
          <table:table-cell table:number-columns-repeated="3"/>
        </table:table-row>
        <table:table-row table:style-name="ro4">
          <table:table-cell/>
          <table:table-cell table:style-name="ce50" office:value-type="string" calcext:value-type="string">
            <text:p>Random forest </text:p>
          </table:table-cell>
          <table:table-cell table:style-name="ce110" office:value-type="string" calcext:value-type="string">
            <text:p>max_depth=<text:span text:style-name="T1">40</text:span>, n_estimators=<text:span text:style-name="T1">4000</text:span></text:p>
          </table:table-cell>
          <table:table-cell table:style-name="ce123"/>
          <table:table-cell table:style-name="ce136" office:value-type="float" office:value="95.99140007" calcext:value-type="float">
            <text:p>95.99140007</text:p>
          </table:table-cell>
          <table:table-cell table:style-name="ce123" office:value-type="float" office:value="85.65896" calcext:value-type="float">
            <text:p>85.65896</text:p>
          </table:table-cell>
          <table:table-cell table:number-columns-repeated="3"/>
        </table:table-row>
        <table:table-row table:style-name="ro4">
          <table:table-cell/>
          <table:table-cell table:style-name="ce50"/>
          <table:table-cell table:style-name="ce55" office:value-type="string" calcext:value-type="string">
            <text:p>Incorrect Cross validation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4">
          <table:table-cell/>
          <table:table-cell table:style-name="ce50"/>
          <table:table-cell table:style-name="ce55" office:value-type="string" calcext:value-type="string">
            <text:p>--- Different CV method---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4">
          <table:table-cell/>
          <table:table-cell table:style-name="ce50"/>
          <table:table-cell table:style-name="ce110" office:value-type="string" calcext:value-type="string">
            <text:p>StratifiedShuffleSplit test_size=.8</text:p>
          </table:table-cell>
          <table:table-cell table:style-name="ce123"/>
          <table:table-cell table:style-name="ce136"/>
          <table:table-cell table:style-name="ce123"/>
          <table:table-cell table:number-columns-repeated="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20:Sheet1.E1048576 Sheet1.D20:Sheet1.D1048576 Sheet1.D1:Sheet1.F4 Sheet1.F28:Sheet1.F1048576 Sheet1.D6:Sheet1.F8 Sheet1.D5:Sheet1.D5 Sheet1.F5:Sheet1.F5 Sheet1.D14:Sheet1.E15 Sheet1.D18:Sheet1.E18 Sheet1.F14:Sheet1.F26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11:Sheet1.E12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5:Sheet1.E5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10:Sheet1.F10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0:Sheet1.E10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9:Sheet1.F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9:Sheet1.E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6:Sheet1.E16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7:Sheet1.E17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9:Sheet1.E1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27:Sheet1.F27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tratifiedShuffleSplit" table:style-name="ta1">
        <table:table-column table:style-name="co4" table:default-cell-style-name="Default"/>
        <table:table-column table:style-name="co7" table:default-cell-style-name="ce144"/>
        <table:table-column table:style-name="co8" table:default-cell-style-name="ce144"/>
        <table:table-column table:style-name="co9" table:default-cell-style-name="ce144"/>
        <table:table-column table:style-name="co10" table:default-cell-style-name="ce144"/>
        <table:table-column table:style-name="co11" table:default-cell-style-name="ce144"/>
        <table:table-column table:style-name="co4" table:default-cell-style-name="ce144"/>
        <table:table-row table:style-name="ro1" table:number-rows-repeated="2">
          <table:table-cell/>
          <table:table-cell table:style-name="Default" table:number-columns-repeated="6"/>
        </table:table-row>
        <table:table-row table:style-name="ro3">
          <table:table-cell/>
          <table:table-cell table:style-name="ce47" office:value-type="string" calcext:value-type="string">
            <text:p>Models</text:p>
          </table:table-cell>
          <table:table-cell table:style-name="ce53" office:value-type="string" calcext:value-type="string">
            <text:p>Details</text:p>
          </table:table-cell>
          <table:table-cell table:style-name="ce103" office:value-type="string" calcext:value-type="string">
            <text:p>Train</text:p>
          </table:table-cell>
          <table:table-cell table:style-name="ce105" office:value-type="string" calcext:value-type="string">
            <text:p>Cross</text:p>
          </table:table-cell>
          <table:table-cell table:style-name="ce109" office:value-type="string" calcext:value-type="string">
            <text:p>Test</text:p>
          </table:table-cell>
          <table:table-cell table:style-name="ce111" office:value-type="string" calcext:value-type="string">
            <text:p>Time</text:p>
          </table:table-cell>
        </table:table-row>
        <table:table-row table:style-name="ro4">
          <table:table-cell table:style-name="ce100" office:value-type="string" calcext:value-type="string">
            <text:p>Base</text:p>
          </table:table-cell>
          <table:table-cell table:style-name="ce49" office:value-type="string" calcext:value-type="string">
            <text:p>Random forest </text:p>
          </table:table-cell>
          <table:table-cell table:style-name="ce55" office:value-type="string" calcext:value-type="string">
            <text:p>Cv:5, n_estimators = 100,</text:p>
          </table:table-cell>
          <table:table-cell table:style-name="ce104"/>
          <table:table-cell table:style-name="ce106" office:value-type="float" office:value="87.430781" calcext:value-type="float">
            <text:p>87.430781</text:p>
          </table:table-cell>
          <table:table-cell table:style-name="ce67" office:value-type="float" office:value="82.939" calcext:value-type="float">
            <text:p>82.939</text:p>
          </table:table-cell>
          <table:table-cell/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 office:value-type="string" calcext:value-type="string">
            <text:p>Random forest </text:p>
          </table:table-cell>
          <table:table-cell office:value-type="string" calcext:value-type="string">
            <text:p>max_depth=<text:span text:style-name="T1">40</text:span>, n_estimators=<text:span text:style-name="T1">4000</text:span></text:p>
          </table:table-cell>
          <table:table-cell/>
          <table:table-cell office:value-type="float" office:value="92.55562492" calcext:value-type="float">
            <text:p>92.55562492</text:p>
          </table:table-cell>
          <table:table-cell office:value-type="float" office:value="85.65896" calcext:value-type="float">
            <text:p>85.65896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N=0.1</text:p>
          </table:table-cell>
          <table:table-cell/>
          <table:table-cell office:value-type="float" office:value="87.46893579" calcext:value-type="float">
            <text:p>87.46893579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transform_columns = ["Total_Safety_Complaints",</text:span></text:p>
            <text:p><text:span text:style-name="T2">"Days_Since_Inspection"]</text:span></text:p>
            <text:p><text:span text:style-name="T2">common_cols = ["Violations", "Adverse_Weather_Metric",</text:span></text:p>
            <text:p><text:span text:style-name="T3">"Turbulence_In_gforces"</text:span><text:span text:style-name="T2">]</text:span></text:p>
            <text:p><text:span text:style-name="T2">N = 0.1</text:span></text:p>
          </table:table-cell>
          <table:table-cell/>
          <table:table-cell office:value-type="float" office:value="89.64045208" calcext:value-type="float">
            <text:p>89.64045208</text:p>
          </table:table-cell>
          <table:table-cell table:number-columns-repeated="2"/>
        </table:table-row>
        <table:table-row table:style-name="ro8">
          <table:table-cell table:style-name="ce100" office:value-type="string" calcext:value-type="string">
            <text:p>Base</text:p>
          </table:table-cell>
          <table:table-cell/>
          <table:table-cell table:style-name="ce102" office:value-type="string" calcext:value-type="string">
            <text:p><text:span text:style-name="T4">common_cols = ["Violations", "</text:span><text:span text:style-name="T5">Accident_Type_Code</text:span><text:span text:style-name="T4">", </text:span></text:p>
            <text:p><text:span text:style-name="T4">"Adverse_Weather_Metric","Turbulence_In_gforces"]</text:span></text:p>
          </table:table-cell>
          <table:table-cell/>
          <table:table-cell office:value-type="float" office:value="92.30933941" calcext:value-type="float">
            <text:p>92.30933941</text:p>
          </table:table-cell>
          <table:table-cell table:number-columns-repeated="2"/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 table:number-columns-repeated="3"/>
          <table:table-cell office:value-type="float" office:value="94.06222601" calcext:value-type="float">
            <text:p>94.06222601</text:p>
          </table:table-cell>
          <table:table-cell office:value-type="float" office:value="85.96928" calcext:value-type="float">
            <text:p>85.96928</text:p>
          </table:table-cell>
          <table:table-cell/>
        </table:table-row>
        <table:table-row table:style-name="ro8">
          <table:table-cell table:style-name="ce100" office:value-type="string" calcext:value-type="string">
            <text:p>Base</text:p>
          </table:table-cell>
          <table:table-cell/>
          <table:table-cell table:style-name="ce102" office:value-type="string" calcext:value-type="string">
            <text:p>transform_columns = ["Total_Safety_Complaints",</text:p>
            <text:p>"Days_Since_Inspection","Safety_Score"]</text:p>
          </table:table-cell>
          <table:table-cell/>
          <table:table-cell office:value-type="float" office:value="92.34676388" calcext:value-type="float">
            <text:p>92.34676388</text:p>
          </table:table-cell>
          <table:table-cell table:number-columns-repeated="2"/>
        </table:table-row>
        <table:table-row table:style-name="ro4">
          <table:table-cell table:style-name="ce142" office:value-type="string" calcext:value-type="string">
            <text:p>Base</text:p>
          </table:table-cell>
          <table:table-cell/>
          <table:table-cell office:value-type="string" calcext:value-type="string">
            <text:p>class=”balanced”</text:p>
          </table:table-cell>
          <table:table-cell/>
          <table:table-cell table:style-name="ce62" office:value-type="float" office:value="92.64857677" calcext:value-type="float">
            <text:p>92.64857677</text:p>
          </table:table-cell>
          <table:table-cell table:number-columns-repeated="2"/>
        </table:table-row>
        <table:table-row table:style-name="ro4">
          <table:table-cell table:style-name="ce142" office:value-type="string" calcext:value-type="string">
            <text:p>Base</text:p>
          </table:table-cell>
          <table:table-cell/>
          <table:table-cell office:value-type="string" calcext:value-type="string">
            <text:p>common_cols = ["Violations","Accident_Type_Code","Turbulence_In_gforces","Total_Safety_Complaints","Cabin_Temperature","Max_Elevation","Adverse_Weather_Metric"] </text:p>
          </table:table-cell>
          <table:table-cell/>
          <table:table-cell table:style-name="ce62" office:value-type="float" office:value="93.62554157" calcext:value-type="float">
            <text:p>93.62554157</text:p>
          </table:table-cell>
          <table:table-cell table:style-name="ce107" office:value-type="float" office:value="86.84508" calcext:value-type="float">
            <text:p>86.84508</text:p>
          </table:table-cell>
          <table:table-cell/>
        </table:table-row>
        <table:table-row table:style-name="ro4">
          <table:table-cell table:style-name="ce142" office:value-type="string" calcext:value-type="string">
            <text:p>Params</text:p>
          </table:table-cell>
          <table:table-cell/>
          <table:table-cell office:value-type="string" calcext:value-type="string">
            <text:p>class=”balanced”</text:p>
          </table:table-cell>
          <table:table-cell/>
          <table:table-cell table:style-name="ce62" office:value-type="float" office:value="94.34977577" calcext:value-type="float">
            <text:p>94.34977577</text:p>
          </table:table-cell>
          <table:table-cell table:style-name="ce62" office:value-type="float" office:value="85.96952" calcext:value-type="float">
            <text:p>85.96952</text:p>
          </table:table-cell>
          <table:table-cell office:value-type="float" office:value="71.55" calcext:value-type="float">
            <text:p>71.55</text:p>
          </table:table-cell>
        </table:table-row>
        <table:table-row table:style-name="ro10">
          <table:table-cell table:style-name="ce142"/>
          <table:table-cell/>
          <table:table-cell office:value-type="string" calcext:value-type="string">
            <text:p>params = {</text:p>
            <text:p>    "random_state"  :   5,</text:p>
            <text:p>    "n_jobs"        :   -1,</text:p>
            <text:p>    'n_estimators'  :   2000,</text:p>
            <text:p>    # 'max_features'  :   5,</text:p>
            <text:p>    'min_samples_split': 3,</text:p>
            <text:p>    'max_depth'     :   40,</text:p>
            <text:p>    "oob_score"     :   True,</text:p>
            <text:p>    "class_weight"  :"balanced"</text:p>
            <text:p>}</text:p>
          </table:table-cell>
          <table:table-cell/>
          <table:table-cell table:style-name="ce62" office:value-type="float" office:value="93.83695551" calcext:value-type="float">
            <text:p>93.83695551</text:p>
          </table:table-cell>
          <table:table-cell table:style-name="ce62"/>
          <table:table-cell/>
        </table:table-row>
        <table:table-row table:style-name="ro4">
          <table:table-cell table:style-name="ce142"/>
          <table:table-cell/>
          <table:table-cell office:value-type="string" calcext:value-type="string">
            <text:p>n_estimators=1000</text:p>
          </table:table-cell>
          <table:table-cell/>
          <table:table-cell table:style-name="ce62" office:value-type="float" office:value="93.86222447" calcext:value-type="float">
            <text:p>93.86222447</text:p>
          </table:table-cell>
          <table:table-cell table:style-name="ce62"/>
          <table:table-cell/>
        </table:table-row>
        <table:table-row table:style-name="ro6">
          <table:table-cell table:style-name="ce142"/>
          <table:table-cell/>
          <table:table-cell office:value-type="string" calcext:value-type="string">
            <text:p>    'n_estimators'  :   900,</text:p>
            <text:p>    'max_depth'     :   30, </text:p>
          </table:table-cell>
          <table:table-cell/>
          <table:table-cell table:style-name="ce62" office:value-type="float" office:value="93.87467215" calcext:value-type="float">
            <text:p>93.87467215</text:p>
          </table:table-cell>
          <table:table-cell table:style-name="ce62"/>
          <table:table-cell/>
        </table:table-row>
        <table:table-row table:style-name="ro4">
          <table:table-cell table:style-name="ce142"/>
          <table:table-cell/>
          <table:table-cell office:value-type="string" calcext:value-type="string">
            <text:p><text:s text:c="4"/>'n_estimators' <text:s/>: <text:s text:c="2"/>930,</text:p>
          </table:table-cell>
          <table:table-cell/>
          <table:table-cell table:style-name="ce62" office:value-type="float" office:value="93.87480461" calcext:value-type="float">
            <text:p>93.87480461</text:p>
          </table:table-cell>
          <table:table-cell table:style-name="ce62"/>
          <table:table-cell/>
        </table:table-row>
        <table:table-row table:style-name="ro4">
          <table:table-cell table:style-name="ce142"/>
          <table:table-cell/>
          <table:table-cell office:value-type="string" calcext:value-type="string">
            <text:p>n = 0.1</text:p>
          </table:table-cell>
          <table:table-cell/>
          <table:table-cell table:style-name="ce107" office:value-type="float" office:value="93.87485609" calcext:value-type="float">
            <text:p>93.87485609</text:p>
          </table:table-cell>
          <table:table-cell table:style-name="ce62"/>
          <table:table-cell/>
        </table:table-row>
        <table:table-row table:style-name="ro4">
          <table:table-cell table:style-name="ce142"/>
          <table:table-cell/>
          <table:table-cell office:value-type="string" calcext:value-type="string">
            <text:p>transform_columns = ["Safety_Score","Control_Metric","Days_Since_Inspection","Turbulence_In_gforces"]</text:p>
          </table:table-cell>
          <table:table-cell/>
          <table:table-cell table:style-name="ce107" office:value-type="float" office:value="94.03733972" calcext:value-type="float">
            <text:p>94.03733972</text:p>
          </table:table-cell>
          <table:table-cell table:style-name="ce62" office:value-type="float" office:value="86.05559" calcext:value-type="float">
            <text:p>86.05559</text:p>
          </table:table-cell>
          <table:table-cell/>
        </table:table-row>
        <table:table-row table:style-name="ro4" table:number-rows-repeated="2">
          <table:table-cell table:style-name="ce142"/>
          <table:table-cell table:number-columns-repeated="3"/>
          <table:table-cell table:style-name="ce62" table:number-columns-repeated="2"/>
          <table:table-cell/>
        </table:table-row>
        <table:table-row table:style-name="ro4">
          <table:table-cell table:style-name="ce142"/>
          <table:table-cell/>
          <table:table-cell office:value-type="string" calcext:value-type="string">
            <text:p><text:s text:c="4"/>"criterion" <text:s text:c="4"/>: "entropy"</text:p>
          </table:table-cell>
          <table:table-cell/>
          <table:table-cell office:value-type="float" office:value="94.47455008" calcext:value-type="float">
            <text:p>94.47455008</text:p>
          </table:table-cell>
          <table:table-cell table:number-columns-repeated="2"/>
        </table:table-row>
        <table:table-row table:style-name="ro4">
          <table:table-cell table:style-name="ce100"/>
          <table:table-cell/>
          <table:table-cell table:style-name="ce102" office:value-type="string" calcext:value-type="string">
            <text:p><text:s text:c="4"/>"class_weight" <text:s/>: <text:s text:c="2"/>"balanced_subsample",</text:p>
          </table:table-cell>
          <table:table-cell/>
          <table:table-cell office:value-type="float" office:value="94.48676608" calcext:value-type="float">
            <text:p>94.48676608</text:p>
          </table:table-cell>
          <table:table-cell table:style-name="ce62" office:value-type="float" office:value="86.13092" calcext:value-type="float">
            <text:p>86.13092</text:p>
          </table:table-cell>
          <table:table-cell table:style-name="ce112" office:value-type="float" office:value="57.41" calcext:value-type="float">
            <text:p>57.4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16000,</text:p>
          </table:table-cell>
          <table:table-cell/>
          <table:table-cell table:style-name="ce107" office:value-type="float" office:value="94.51192416" calcext:value-type="float">
            <text:p>94.51192416</text:p>
          </table:table-cell>
          <table:table-cell office:value-type="float" office:value="85.64982" calcext:value-type="float">
            <text:p>85.64982</text:p>
          </table:table-cell>
          <table:table-cell office:value-type="float" office:value="181.61" calcext:value-type="float">
            <text:p>181.6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8000,</text:p>
          </table:table-cell>
          <table:table-cell/>
          <table:table-cell table:style-name="ce62" office:value-type="float" office:value="94.51192416" calcext:value-type="float">
            <text:p>94.51192416</text:p>
          </table:table-cell>
          <table:table-cell office:value-type="float" office:value="86.13092" calcext:value-type="float">
            <text:p>86.1309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4"/>"max_leaf_nodes": <text:s text:c="2"/>500,</text:p>
          </table:table-cell>
          <table:table-cell/>
          <table:table-cell office:value-type="float" office:value="94.48703619" calcext:value-type="float">
            <text:p>94.487036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<text:s text:c="4"/>'n_estimators' <text:s/>: <text:s text:c="2"/>20000,</text:p>
          </table:table-cell>
          <table:table-cell/>
          <table:table-cell office:value-type="float" office:value="94.49938812" calcext:value-type="float">
            <text:p>94.499388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nsemble</text:p>
          </table:table-cell>
          <table:table-cell table:number-columns-repeated="2"/>
          <table:table-cell office:value-type="float" office:value="86.12681" calcext:value-type="float">
            <text:p>86.12681</text:p>
          </table:table-cell>
          <table:table-cell office:value-type="float" office:value="686" calcext:value-type="float">
            <text:p>68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Ensemble – 6</text:p>
          </table:table-cell>
          <table:table-cell/>
          <table:table-cell office:value-type="float" office:value="94.16305073" calcext:value-type="float">
            <text:p>94.163050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Ensemble – 6</text:p>
          </table:table-cell>
          <table:table-cell/>
          <table:table-cell office:value-type="float" office:value="94.474135" calcext:value-type="float">
            <text:p>94.474135</text:p>
          </table:table-cell>
          <table:table-cell table:style-name="ce62" office:value-type="float" office:value="86.13337" calcext:value-type="float">
            <text:p>86.13337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nsemble-6</text:p>
          </table:table-cell>
          <table:table-cell/>
          <table:table-cell office:value-type="float" office:value="94.24833034" calcext:value-type="float">
            <text:p>94.24833034</text:p>
          </table:table-cell>
          <table:table-cell office:value-type="float" office:value="86.53244" calcext:value-type="float">
            <text:p>86.53244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4">
          <table:table-cell/>
          <table:table-cell table:style-name="ce49" office:value-type="string" calcext:value-type="string">
            <text:p>XGB</text:p>
          </table:table-cell>
          <table:table-cell table:number-columns-repeated="2"/>
          <table:table-cell table:style-name="ce108" office:value-type="float" office:value="91.453771" calcext:value-type="float">
            <text:p>91.453771</text:p>
          </table:table-cell>
          <table:table-cell office:value-type="float" office:value="85.43481" calcext:value-type="float">
            <text:p>85.43481</text:p>
          </table:table-cell>
          <table:table-cell/>
        </table:table-row>
        <table:table-row table:style-name="ro6">
          <table:table-cell table:style-name="ce142"/>
          <table:table-cell/>
          <table:table-cell office:value-type="string" calcext:value-type="string">
            <text:p>learning_rate=1,n_jobs=-1,objective="multi:softmax",</text:p>
            <text:p>Max_depth=4,n_estimators=1200</text:p>
          </table:table-cell>
          <table:table-cell/>
          <table:table-cell office:value-type="float" office:value="91.87235707" calcext:value-type="float">
            <text:p>91.872357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n_estimators=1500</text:p>
          </table:table-cell>
          <table:table-cell/>
          <table:table-cell office:value-type="float" office:value="91.32445545" calcext:value-type="float">
            <text:p>91.32445545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12">
          <table:table-cell/>
          <table:table-cell office:value-type="string" calcext:value-type="string">
            <text:p>HistGradientBoostingClassifier</text:p>
          </table:table-cell>
          <table:table-cell table:style-name="ce110" office:value-type="string" calcext:value-type="string">
            <text:p>hist_params = { <text:s text:c="4"/>"random_state" <text:s/>: 5, <text:s text:c="4"/>"max_iter" <text:s text:c="5"/>: 300, <text:s text:c="4"/>"learning_rate" : 0.5, <text:s text:c="4"/>"max_leaf_nodes": 20, <text:s text:c="4"/>"max_depth" <text:s text:c="4"/>: 40, <text:s text:c="4"/>"min_samples_leaf" <text:s/>: <text:s text:c="2"/>1}</text:p>
          </table:table-cell>
          <table:table-cell/>
          <table:table-cell office:value-type="float" office:value="92.58463588" calcext:value-type="float">
            <text:p>92.584635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learning_rate=0.1</text:p>
          </table:table-cell>
          <table:table-cell/>
          <table:table-cell office:value-type="float" office:value="93.33579905" calcext:value-type="float">
            <text:p>93.335799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learning_rate=0.05</text:p>
          </table:table-cell>
          <table:table-cell/>
          <table:table-cell office:value-type="float" office:value="93.42378618" calcext:value-type="float">
            <text:p>93.42378618</text:p>
          </table:table-cell>
          <table:table-cell table:number-columns-repeated="2"/>
        </table:table-row>
        <table:table-row table:style-name="ro4" table:number-rows-repeated="3">
          <table:table-cell table:number-columns-repeated="7"/>
        </table:table-row>
        <table:table-row table:style-name="ro9">
          <table:table-cell/>
          <table:table-cell office:value-type="string" calcext:value-type="string">
            <text:p>GradientB</text:p>
          </table:table-cell>
          <table:table-cell office:value-type="string" calcext:value-type="string">
            <text:p>    "random_state"  : 5,</text:p>
            <text:p>    "max_iter"      : 300,</text:p>
            <text:p>    "learning_rate" : 0.05,</text:p>
            <text:p>    "max_leaf_nodes": 20,</text:p>
            <text:p>    "max_depth"     : 40,</text:p>
            <text:p>    "min_samples_leaf"  :   1,</text:p>
          </table:table-cell>
          <table:table-cell/>
          <table:table-cell office:value-type="float" office:value="91.73640854" calcext:value-type="float">
            <text:p>91.73640854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</table:table-row>
        <table:table-row table:style-name="ro5">
          <table:table-cell/>
          <table:table-cell office:value-type="string" calcext:value-type="string">
            <text:p>Bagging – Random</text:p>
            <text:p>Logistic,</text:p>
            <text:p>HistGradientBoost</text:p>
          </table:table-cell>
          <table:table-cell table:number-columns-repeated="2"/>
          <table:table-cell office:value-type="float" office:value="93.36134669" calcext:value-type="float">
            <text:p>93.36134669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94.31134046" calcext:value-type="float">
            <text:p>94.31134046</text:p>
          </table:table-cell>
          <table:table-cell table:number-columns-repeated="2"/>
        </table:table-row>
        <table:table-row table:style-name="ro4" table:number-rows-repeated="10">
          <table:table-cell table:number-columns-repeated="7"/>
        </table:table-row>
        <table:table-row table:style-name="ro4">
          <table:table-cell table:number-columns-repeated="7"/>
        </table:table-row>
        <calcext:conditional-formats>
          <calcext:conditional-format calcext:target-range-address="StratifiedShuffleSplit.D4:StratifiedShuffleSplit.D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4:StratifiedShuffleSplit.E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4:StratifiedShuffleSplit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F4:StratifiedShuffleSplit.F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D3:StratifiedShuffleSplit.D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:StratifiedShuffleSplit.E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:StratifiedShuffleSplit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F3:StratifiedShuffleSplit.F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3:StratifiedShuffleSplit.E3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E33:StratifiedShuffleSplit.E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tratifiedShuffleSplit.G3:StratifiedShuffleSplit.G3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3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7" table:default-cell-style-name="Default"/>
        <table:table-row table:style-name="ro1" table:number-rows-repeated="4">
          <table:table-cell table:number-columns-repeated="10"/>
        </table:table-row>
        <table:table-row table:style-name="ro5">
          <table:table-cell table:number-columns-repeated="2"/>
          <table:table-cell table:style-name="ce144" office:value-type="string" calcext:value-type="string">
            <text:p>'Severity', '</text:p>
            <text:p>Safety_Score',</text:p>
            <text:p> 'Days_Since_Inspection',</text:p>
          </table:table-cell>
          <table:table-cell table:number-columns-repeated="6"/>
          <table:table-cell table:style-name="ce155" office:value-type="string" calcext:value-type="string">
            <text:p>Turbulence_In_gforces</text:p>
          </table:table-cell>
        </table:table-row>
        <table:table-row table:style-name="ro4">
          <table:table-cell table:number-columns-repeated="2"/>
          <table:table-cell table:style-name="ce144" office:value-type="string" calcext:value-type="string">
            <text:p>'Total_Safety_Complaints', 'Control_Metric'</text:p>
          </table:table-cell>
          <table:table-cell table:number-columns-repeated="6"/>
          <table:table-cell table:style-name="ce155" office:value-type="string" calcext:value-type="string">
            <text:p>Control_Metric</text:p>
          </table:table-cell>
        </table:table-row>
        <table:table-row table:style-name="ro4">
          <table:table-cell table:number-columns-repeated="2"/>
          <table:table-cell table:style-name="ce144" office:value-type="string" calcext:value-type="string">
            <text:p>'Turbulence_In_gforces', 'Cabin_Temperature', 'Accident_Type_Code',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44" office:value-type="string" calcext:value-type="string">
            <text:p>'Max_Elevation', 'Violations', 'Adverse_Weather_Metric'</text:p>
          </table:table-cell>
          <table:table-cell table:number-columns-repeated="6"/>
          <table:table-cell table:style-name="ce155" office:value-type="string" calcext:value-type="string">
            <text:p>Safety_Score</text:p>
          </table:table-cell>
        </table:table-row>
        <table:table-row table:style-name="ro4">
          <table:table-cell table:number-columns-repeated="9"/>
          <table:table-cell table:style-name="ce155" office:value-type="string" calcext:value-type="string">
            <text:p>Days_Since_Insp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3:37:17.826316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22:29:06.944444258</meta:creation-date>
    <dc:date>2020-02-09T04:42:44.593179349</dc:date>
    <meta:editing-duration>PT15H2M5S</meta:editing-duration>
    <meta:editing-cycles>91</meta:editing-cycles>
    <meta:generator>LibreOffice/6.3.4.2$Linux_X86_64 LibreOffice_project/30$Build-2</meta:generator>
    <meta:document-statistic meta:table-count="3" meta:cell-count="232" meta:object-count="0"/>
  </office:meta>
</office:document-meta>
</file>